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language="en" fo:country="US"/>
    </style:style>
    <style:style style:name="P3" style:family="paragraph" style:parent-style-name="Preformatted_20_Text">
      <style:text-properties fo:language="en" fo:country="US" officeooo:rsid="00184790" officeooo:paragraph-rsid="00184790"/>
    </style:style>
    <style:style style:name="P4" style:family="paragraph" style:parent-style-name="Preformatted_20_Text">
      <style:text-properties officeooo:paragraph-rsid="001697c7"/>
    </style:style>
    <style:style style:name="P5" style:family="paragraph" style:parent-style-name="Preformatted_20_Text">
      <style:text-properties style:use-window-font-color="true" loext:opacity="0%" fo:font-size="10pt" fo:language="en" fo:country="US" fo:font-weight="normal" style:font-size-asian="10pt" style:font-weight-asian="normal" style:font-size-complex="10pt" style:font-weight-complex="normal"/>
    </style:style>
    <style:style style:name="P6" style:family="paragraph" style:parent-style-name="Preformatted_20_Text" style:master-page-name="MP0">
      <style:paragraph-properties style:page-number="auto" fo:break-before="page"/>
      <style:text-properties fo:color="#468a1a" loext:opacity="100%" fo:font-size="12pt" fo:language="en" fo:country="US" fo:font-weight="bold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language="en" fo:country="US"/>
    </style:style>
    <style:style style:name="P8" style:family="paragraph" style:parent-style-name="Preformatted_20_Text">
      <style:text-properties style:use-window-font-color="true" loext:opacity="0%" fo:language="en" fo:country="US" fo:font-weight="normal" officeooo:rsid="001cb7bb" officeooo:paragraph-rsid="001cb7bb" style:font-weight-asian="normal" style:font-weight-complex="normal"/>
    </style:style>
    <style:style style:name="T1" style:family="text">
      <style:text-properties officeooo:rsid="001697c7"/>
    </style:style>
    <style:style style:name="T2" style:family="text">
      <style:text-properties fo:color="#468a1a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468a1a" loext:opacity="100%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kills:</text:p>
      <text:p text:style-name="P2">node.js</text:p>
      <text:p text:style-name="P2">TTD! JEST!</text:p>
      <text:p text:style-name="P2">webpack!</text:p>
      <text:p text:style-name="P2">bit – ram usw...</text:p>
      <text:p text:style-name="P2">codecademy usw.</text:p>
      <text:p text:style-name="P2">coding challenges</text:p>
      <text:p text:style-name="P2"/>
      <text:p text:style-name="P2"/>
      <text:p text:style-name="P2"><text:span text:style-name="T2">Projects:</text:span></text:p>
      <text:p text:style-name="P8"><text:span text:style-name="T4">Odin Projects with new knwoledge and in Typescript</text:span></text:p>
      <text:p text:style-name="P2">RPG Game to train classes</text:p>
      <text:p text:style-name="P2"/>
      <text:p text:style-name="P3">landkarte mit entfernungen in zeit statt in km</text:p>
      <text:p text:style-name="P2"/>
      <text:p text:style-name="P1"><text:span text:style-name="T1">Tasks</text:span>:</text:p>
      <text:p text:style-name="P5">-<text:span text:style-name="T1">) Project assignment in README.md einfügen</text:span></text:p>
      <text:p text:style-name="P4">-) Bei den bestehenden Odin-Projekten auf try-catch achten</text:p>
      <text:p text:style-name="Preformatted_20_Text"/>
      <text:p text:style-name="Preformatted_20_Text"/>
      <text:p text:style-name="Preformatted_20_Text">Odin Projekte:</text:p>
      <text:p text:style-name="Preformatted_20_Text">überarbeiten....zb wie Library an Firebase einbinden</text:p>
      <text:p text:style-name="Preformatted_20_Text"/>
      <text:p text:style-name="Preformatted_20_Text">websockets</text:p>
      <text:p text:style-name="Preformatted_20_Text">streams</text:p>
      <text:p text:style-name="Preformatted_20_Text">mocka testing</text:p>
      <text:p text:style-name="Preformatted_20_Text">Webpack</text:p>
      <text:p text:style-name="Preformatted_20_Text">Redux</text:p>
      <text:p text:style-name="Preformatted_20_Text">Routes</text:p>
      <text:p text:style-name="Preformatted_20_Text">Context API</text:p>
      <text:p text:style-name="Preformatted_20_Text">NEXT.js</text:p>
      <text:p text:style-name="Preformatted_20_Text">Redwood</text:p>
      <text:p text:style-name="Preformatted_20_Text">Typescript</text:p>
      <text:p text:style-name="Preformatted_20_Text">Javascript Buch nochmal durchblättern</text:p>
      <text:p text:style-name="Preformatted_20_Text">Git</text:p>
      <text:p text:style-name="Preformatted_20_Text">JS Library</text:p>
      <text:p text:style-name="Preformatted_20_Text">kubernetes</text:p>
      <text:p text:style-name="Preformatted_20_Text">docker</text:p>
      <text:p text:style-name="Preformatted_20_Text">es lint</text:p>
      <text:p text:style-name="Preformatted_20_Text">kryptography</text:p>
      <text:p text:style-name="Preformatted_20_Text"/>
      <text:p text:style-name="Preformatted_20_Text">C</text:p>
      <text:p text:style-name="Preformatted_20_Text">C++</text:p>
      <text:p text:style-name="Preformatted_20_Text">C#</text:p>
      <text:p text:style-name="Preformatted_20_Text">Python</text:p>
      <text:p text:style-name="Preformatted_20_Text">Web assembly</text:p>
      <text:p text:style-name="Preformatted_20_Text">firebase firesto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Default_20_Paragraph_20_Font" style:display-name="Default Paragraph Font" style:family="text"/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92c644e8a6d1ea0765aa2d613a91bcef808d6ea</meta:generator>
    <meta:initial-creator>Stefan Bartl</meta:initial-creator>
    <dc:creator>Stefan Bartl</dc:creator>
    <meta:creation-date>2022-04-26T17:11:00Z</meta:creation-date>
    <dc:date>2022-08-26T12:59:59.610214732</dc:date>
    <meta:editing-cycles>24</meta:editing-cycles>
    <meta:editing-duration>PT7M1S</meta:editing-duration>
    <meta:document-statistic meta:table-count="0" meta:image-count="0" meta:object-count="0" meta:page-count="1" meta:paragraph-count="39" meta:word-count="89" meta:character-count="593" meta:non-whitespace-character-count="542"/>
    <meta:template xlink:type="simple" xlink:actuate="onRequest" xlink:title="" xlink:href="Normal.dotm"/>
  </office:meta>
</office:document-meta>
</file>